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paragraph-properties style:writing-mode="lr-tb"/>
      <style:text-properties officeooo:rsid="001effed" officeooo:paragraph-rsid="001effed"/>
    </style:style>
    <style:style style:name="P3" style:family="paragraph" style:parent-style-name="Standard">
      <style:text-properties style:font-name="Quicksand" fo:font-size="22pt" officeooo:rsid="0023c3d5" officeooo:paragraph-rsid="001effed"/>
    </style:style>
    <style:style style:name="P4" style:family="paragraph" style:parent-style-name="Standard" style:list-style-name="L1">
      <style:text-properties officeooo:rsid="0023c3d5" officeooo:paragraph-rsid="0023c3d5"/>
    </style:style>
    <style:style style:name="P5" style:family="paragraph" style:parent-style-name="Standard">
      <style:text-properties officeooo:rsid="0023c3d5" officeooo:paragraph-rsid="0023c3d5"/>
    </style:style>
    <style:style style:name="P6" style:family="paragraph" style:parent-style-name="Standard" style:list-style-name="L1">
      <style:text-properties officeooo:rsid="00243a14" officeooo:paragraph-rsid="00243a14"/>
    </style:style>
    <style:style style:name="P7" style:family="paragraph" style:parent-style-name="Standard" style:list-style-name="L1">
      <style:text-properties officeooo:rsid="0026b469" officeooo:paragraph-rsid="0026b469"/>
    </style:style>
    <style:style style:name="P8" style:family="paragraph" style:parent-style-name="Standard">
      <style:text-properties officeooo:rsid="0026b469" officeooo:paragraph-rsid="0026b469"/>
    </style:style>
    <style:style style:name="P9" style:family="paragraph" style:parent-style-name="Standard" style:list-style-name="L1">
      <style:text-properties fo:font-weight="bold" officeooo:rsid="0026be49" officeooo:paragraph-rsid="0026be49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T1" style:family="text">
      <style:text-properties officeooo:rsid="002295bf"/>
    </style:style>
    <style:style style:name="T2" style:family="text">
      <style:text-properties style:text-position="super 58%" officeooo:rsid="002295bf"/>
    </style:style>
    <style:style style:name="T3" style:family="text">
      <style:text-properties style:text-position="0% 100%"/>
    </style:style>
    <style:style style:name="T4" style:family="text">
      <style:text-properties officeooo:rsid="0023c3d5"/>
    </style:style>
    <style:style style:name="T5" style:family="text">
      <style:text-properties officeooo:rsid="00243a14"/>
    </style:style>
    <style:style style:name="T6" style:family="text">
      <style:text-properties style:font-name="Calibri" officeooo:rsid="00243a14"/>
    </style:style>
    <style:style style:name="T7" style:family="text">
      <style:text-properties style:font-name="Calibri"/>
    </style:style>
    <style:style style:name="T8" style:family="text">
      <style:text-properties style:font-name="Calibri" officeooo:rsid="00243a14"/>
    </style:style>
    <style:style style:name="T9" style:family="text">
      <style:text-properties style:font-name="Calibri" officeooo:rsid="0026b469"/>
    </style:style>
    <style:style style:name="T10" style:family="text">
      <style:text-properties style:font-name="Calibri" officeooo:rsid="0026be49"/>
    </style:style>
    <style:style style:name="T11" style:family="text">
      <style:text-properties style:font-name="Calibri" fo:font-weight="bold" style:font-weight-asian="bold" style:font-weight-complex="bold"/>
    </style:style>
    <style:style style:name="T12" style:family="text">
      <style:text-properties fo:color="#ffffff" loext:opacity="100%" fo:background-color="#000000" loext:char-shading-value="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Chemistry 2</text:span> | <text:span text:style-name="T1">3</text:span><text:span text:style-name="T2">rd</text:span><text:span text:style-name="T1"> </text:span>Quarter</text:p>
      <text:p text:style-name="P3">Exercise Set 1: Liquids, Solids, and Materials</text:p>
      <text:p text:style-name="P2">January <text:span text:style-name="T1">17</text:span> 2021</text:p>
      <text:p text:style-name="P10">Page <text:span text:style-name="T4">33</text:span></text:p>
      <text:p text:style-name="P10"/>
      <text:list xml:id="list2340654367" text:style-name="L1"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–</text:p>
        </text:list-item>
        <text:list-item>
          <text:p text:style-name="P4">The chlorofluorocarbon<draw:frame draw:style-name="fr1" draw:name="Object1" text:anchor-type="as-char" svg:y="-0.1484in" svg:width="0.5398in" svg:height="0.2091in" draw:z-index="0"><draw:object xlink:href="./Object 1" xlink:type="simple" xlink:show="embed" xlink:actuate="onLoad"/><draw:image xlink:href="./ObjectReplacements/Object 1" xlink:type="simple" xlink:show="embed" xlink:actuate="onLoad"/></draw:frame>has enthalpy of <text:s/>vaporization of<draw:frame draw:style-name="fr1" draw:name="Object2" text:anchor-type="as-char" svg:y="-0.2417in" svg:width="0.8311in" svg:height="0.3874in" draw:z-index="1"><draw:object xlink:href="./Object 2" xlink:type="simple" xlink:show="embed" xlink:actuate="onLoad"/><draw:image xlink:href="./ObjectReplacements/Object 2" xlink:type="simple" xlink:show="embed" xlink:actuate="onLoad"/></draw:frame>. To vaporize<draw:frame draw:style-name="fr1" draw:name="Object3" text:anchor-type="as-char" svg:y="-0.1484in" svg:width="0.5528in" svg:height="0.1839in" draw:z-index="2"><draw:object xlink:href="./Object 3" xlink:type="simple" xlink:show="embed" xlink:actuate="onLoad"/><draw:image xlink:href="./ObjectReplacements/Object 3" xlink:type="simple" xlink:show="embed" xlink:actuate="onLoad"/></draw:frame>of the compound, how much thermal energy transfer is required?</text:p>
        </text:list-item>
      </text:list>
      <text:p text:style-name="P5"/>
      <text:p text:style-name="P5"><text:tab/><draw:frame draw:style-name="fr1" draw:name="Object8" text:anchor-type="as-char" svg:y="-0.2437in" svg:width="2.9661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><text:tab/><text:span text:style-name="T12"><draw:frame draw:style-name="fr1" draw:name="Object9" text:anchor-type="as-char" svg:y="-0.1484in" svg:width="0.8181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/>
      <text:list xml:id="list163819912023013" text:continue-numbering="true" text:style-name="L1">
        <text:list-item>
          <text:p text:style-name="P4">The molar enthalpy of vaporizatiom of methanol is<draw:frame draw:style-name="fr1" draw:name="Object4" text:anchor-type="as-char" svg:y="-0.2417in" svg:width="0.8311in" svg:height="0.3874in" draw:z-index="3"><draw:object xlink:href="./Object 4" xlink:type="simple" xlink:show="embed" xlink:actuate="onLoad"/><draw:image xlink:href="./ObjectReplacements/Object 4" xlink:type="simple" xlink:show="embed" xlink:actuate="onLoad"/></draw:frame> at <text:span text:style-name="T5">25</text:span><text:span text:style-name="T6">°</text:span><text:span text:style-name="T6">C. How much thermal energy transfer is required to convert</text:span><text:span text:style-name="T6"><draw:frame draw:style-name="fr1" draw:name="Object5" text:anchor-type="as-char" svg:y="-0.1484in" svg:width="0.5634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of the alcohol from liquid to vapor? The density of </text:span><text:span text:style-name="T6"><draw:frame draw:style-name="fr1" draw:name="Object6" text:anchor-type="as-char" svg:y="-0.1484in" svg:width="0.6492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is</text:span><text:span text:style-name="T6"><draw:frame draw:style-name="fr1" draw:name="Object7" text:anchor-type="as-char" svg:y="-0.2417in" svg:width="0.8047in" svg:height="0.3874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at 25</text:span><text:span text:style-name="T6">°</text:span><text:span text:style-name="T6">C.</text:span></text:p>
        </text:list-item>
      </text:list>
      <text:p text:style-name="P5"><text:span text:style-name="T6"><text:tab/></text:span></text:p>
      <text:p text:style-name="P5"><text:span text:style-name="T6"><text:tab/></text:span><text:span text:style-name="T6"><draw:frame draw:style-name="fr1" draw:name="Object10" text:anchor-type="as-char" svg:y="-0.2437in" svg:width="2.9917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><text:span text:style-name="T6"/></text:p>
      <text:list xml:id="list163820462231990" text:continue-numbering="true" text:style-name="L1"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6"><text:span text:style-name="T9">–</text:span></text:p>
        </text:list-item>
        <text:list-item>
          <text:p text:style-name="P7"><text:span text:style-name="T7">In this phase diagram, make these identifications:</text:span></text:p>
          <text:list>
            <text:list-item>
              <text:p text:style-name="P7"><text:span text:style-name="T7">What phase is present in region A? Region B? Region C?</text:span></text:p>
              <text:p text:style-name="P9"><text:span text:style-name="T7">Region A = Solid, Region B = Liquid, Region C = Gas.</text:span></text:p>
            </text:list-item>
          </text:list>
        </text:list-item>
      </text:list>
      <text:p text:style-name="P8"><text:span text:style-name="T7"><text:tab/></text:span></text:p>
      <text:list xml:id="list163819035127466" text:continue-numbering="true" text:style-name="L1">
        <text:list-item>
          <text:list>
            <text:list-item>
              <text:p text:style-name="P7"><text:span text:style-name="T7">What phases are in e</text:span><text:span text:style-name="T10">q</text:span><text:span text:style-name="T7">uilibrium at point 1? Point 2? Point 3? Point 5?</text:span></text:p>
              <text:p text:style-name="P7"><text:span text:style-name="T11">–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3:36:31.771000000</meta:creation-date>
    <meta:editing-duration>PT8M13S</meta:editing-duration>
    <meta:editing-cycles>2</meta:editing-cycles>
    <meta:generator>LibreOffice/7.0.4.2$Windows_X86_64 LibreOffice_project/dcf040e67528d9187c66b2379df5ea4407429775</meta:generator>
    <dc:date>2021-01-17T16:38:18.031000000</dc:date>
    <meta:document-statistic meta:table-count="0" meta:image-count="0" meta:object-count="10" meta:page-count="1" meta:paragraph-count="32" meta:word-count="130" meta:character-count="706" meta:non-whitespace-character-count="600"/>
    <meta:template xlink:type="simple" xlink:actuate="onRequest" xlink:title="BAG2 Template" xlink:href="../../../../AppData/Roaming/LibreOffice/4/user/template/BAG2%20Template.ott" meta:date="2021-01-17T13:36:31.022000000"/>
  </office:meta>
</office:document-meta>
</file>

<file path=Object 1/content.xml><?xml version="1.0" encoding="utf-8"?>
<math xmlns="http://www.w3.org/1998/Math/MathML" display="block">
  <semantics>
    <mrow>
      <msub>
        <mi mathvariant="italic">CCl</mi>
        <mn>3</mn>
      </msub>
      <mi>F</mi>
    </mrow>
    <annotation encoding="StarMath 5.0">CCl_3 F</annotation>
  </semantics>
</math>
</file>

<file path=Object 10/content.xml><?xml version="1.0" encoding="utf-8"?>
<math xmlns="http://www.w3.org/1998/Math/MathML" display="block">
  <semantics>
    <mrow>
      <mrow>
        <mrow>
          <mrow>
            <mn>250</mn>
            <mi mathvariant="italic">mL</mi>
          </mrow>
          <mo stretchy="false">×</mo>
          <mfrac>
            <mrow>
              <mn>0.787</mn>
              <mi>g</mi>
            </mrow>
            <mrow>
              <mn>1</mn>
              <mi mathvariant="italic">mL</mi>
            </mrow>
          </mfrac>
          <mo stretchy="false">×</mo>
          <mfrac>
            <mrow>
              <mn>1</mn>
              <mi mathvariant="italic">mol</mi>
            </mrow>
            <mrow>
              <mn>32.04</mn>
              <mi>g</mi>
            </mrow>
          </mfrac>
          <mo stretchy="false">×</mo>
          <mfrac>
            <mrow>
              <mn>38</mn>
              <mi mathvariant="italic">kJ</mi>
            </mrow>
            <mrow>
              <mn>1</mn>
              <mi mathvariant="italic">mol</mi>
            </mrow>
          </mfrac>
        </mrow>
        <mo stretchy="false">=</mo>
        <mn>233</mn>
      </mrow>
      <mi mathvariant="italic">kJ</mi>
    </mrow>
    <annotation encoding="StarMath 5.0">{250 mL} times {{0.787 g} over {1 mL}} times { {1 mol} over {32.04 g} } times { {38 kJ} over {1 mol} } = 233 kJ</annotation>
  </semantics>
</math>
</file>

<file path=Object 2/content.xml><?xml version="1.0" encoding="utf-8"?>
<math xmlns="http://www.w3.org/1998/Math/MathML" display="block">
  <semantics>
    <mrow>
      <mn>24.8</mn>
      <mfrac bevelled="true">
        <mi mathvariant="italic">kJ</mi>
        <mi mathvariant="italic">mol</mi>
      </mfrac>
    </mrow>
    <annotation encoding="StarMath 5.0">24.8 {kJ} wideslash {mol} </annotation>
  </semantics>
</math>
</file>

<file path=Object 3/content.xml><?xml version="1.0" encoding="utf-8"?>
<math xmlns="http://www.w3.org/1998/Math/MathML" display="block">
  <semantics>
    <mrow>
      <mn>1.00</mn>
      <mi mathvariant="italic">kg</mi>
    </mrow>
    <annotation encoding="StarMath 5.0">1.00kg</annotation>
  </semantics>
</math>
</file>

<file path=Object 4/content.xml><?xml version="1.0" encoding="utf-8"?>
<math xmlns="http://www.w3.org/1998/Math/MathML" display="block">
  <semantics>
    <mrow>
      <mn>38.0</mn>
      <mfrac bevelled="true">
        <mi mathvariant="italic">kJ</mi>
        <mi mathvariant="italic">mol</mi>
      </mfrac>
    </mrow>
    <annotation encoding="StarMath 5.0">38.0 {kJ} wideslash {mol} </annotation>
  </semantics>
</math>
</file>

<file path=Object 5/content.xml><?xml version="1.0" encoding="utf-8"?>
<math xmlns="http://www.w3.org/1998/Math/MathML" display="block">
  <semantics>
    <mrow>
      <mn>250</mn>
      <mi mathvariant="italic">mL</mi>
    </mrow>
    <annotation encoding="StarMath 5.0">250mL</annotation>
  </semantics>
</math>
</file>

<file path=Object 6/content.xml><?xml version="1.0" encoding="utf-8"?>
<math xmlns="http://www.w3.org/1998/Math/MathML" display="block">
  <semantics>
    <mrow>
      <msub>
        <mi mathvariant="italic">CH</mi>
        <mn>3</mn>
      </msub>
      <mi mathvariant="italic">OH</mi>
    </mrow>
    <annotation encoding="StarMath 5.0">CH_3 OH</annotation>
  </semantics>
</math>
</file>

<file path=Object 7/content.xml><?xml version="1.0" encoding="utf-8"?>
<math xmlns="http://www.w3.org/1998/Math/MathML" display="block">
  <semantics>
    <mrow>
      <mn>0.787</mn>
      <mfrac bevelled="true">
        <mi>g</mi>
        <mi mathvariant="italic">mL</mi>
      </mfrac>
    </mrow>
    <annotation encoding="StarMath 5.0">0.787 {g} wideslash {mL} </annotation>
  </semantics>
</math>
</file>

<file path=Object 8/content.xml><?xml version="1.0" encoding="utf-8"?>
<math xmlns="http://www.w3.org/1998/Math/MathML" display="block">
  <semantics>
    <mrow>
      <mn>1</mn>
      <mrow>
        <mrow>
          <mi mathvariant="italic">kg</mi>
          <mo stretchy="false">×</mo>
          <mfrac>
            <mrow>
              <mn>1</mn>
              <mi mathvariant="italic">kg</mi>
            </mrow>
            <mrow>
              <mn>1000</mn>
              <mi>g</mi>
            </mrow>
          </mfrac>
          <mo stretchy="false">×</mo>
          <mfrac>
            <mrow>
              <mn>1</mn>
              <mi mathvariant="italic">mol</mi>
            </mrow>
            <mrow>
              <mn>173.359</mn>
              <mi>g</mi>
            </mrow>
          </mfrac>
          <mo stretchy="false">×</mo>
          <mfrac>
            <mrow>
              <mn>248</mn>
              <mi mathvariant="italic">kJ</mi>
            </mrow>
            <mrow>
              <mn>1</mn>
              <mi mathvariant="italic">mol</mi>
            </mrow>
          </mfrac>
        </mrow>
        <mo stretchy="false">=</mo>
        <mn>180</mn>
      </mrow>
      <mi mathvariant="italic">kJ</mi>
    </mrow>
    <annotation encoding="StarMath 5.0">1 kg times {{1 kg} over {1000 g}} times {{1 mol} over {173.359 g}} times {{248 kJ} over {1 mol}} = 180 kJ
</annotation>
  </semantics>
</math>
</file>

<file path=Object 9/content.xml><?xml version="1.0" encoding="utf-8"?>
<math xmlns="http://www.w3.org/1998/Math/MathML" display="block">
  <semantics>
    <mrow>
      <mrow>
        <mi mathvariant="italic">kJ</mi>
        <mo stretchy="false">=</mo>
        <mn>180</mn>
      </mrow>
      <mi mathvariant="italic">kJ</mi>
    </mrow>
    <annotation encoding="StarMath 5.0">kJ = 180kJ</annotation>
  </semantics>
</math>
</file>